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137.4pt"/>
    </style:style>
    <style:style style:name="co13" style:family="table-column">
      <style:table-column-properties fo:break-before="auto" style:column-width="128.89pt"/>
    </style:style>
    <style:style style:name="co14" style:family="table-column">
      <style:table-column-properties fo:break-before="auto" style:column-width="126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1" style:family="table-cell" style:parent-style-name="Default">
      <style:table-cell-properties fo:background-color="#ffffff"/>
      <style:text-properties style:font-name="Liberation Sans1"/>
    </style:style>
    <style:style style:name="ce12" style:family="table-cell" style:parent-style-name="Default" style:data-style-name="N100"/>
    <style:style style:name="ce13" style:family="table-cell" style:parent-style-name="Default" style:data-style-name="N136"/>
    <style:style style:name="ce14" style:family="table-cell" style:parent-style-name="Default" style:data-style-name="N137"/>
    <style:style style:name="ce15" style:family="table-cell" style:parent-style-name="Default" style:data-style-name="N126"/>
    <style:style style:name="ce1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40">
      <style:table-cell-properties fo:background-color="#dddddd"/>
    </style:style>
    <style:style style:name="ce30" style:family="table-cell" style:parent-style-name="Default" style:data-style-name="N140"/>
    <style:style style:name="ce31" style:family="table-cell" style:parent-style-name="Default" style:data-style-name="N131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fin2.C11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3"/>
        <table:table-column table:style-name="co9" table:default-cell-style-name="ce13"/>
        <table:table-column table:style-name="co9" table:default-cell-style-name="ce15"/>
        <table:table-column table:style-name="co10" table:default-cell-style-name="ce13"/>
        <table:table-column table:style-name="co11" table:default-cell-style-name="Default"/>
        <table:table-row table:style-name="ro3">
          <table:table-cell table:style-name="ce13" office:value-type="string" calcext:value-type="string">
            <text:p>Default change</text:p>
          </table:table-cell>
          <table:table-cell table:style-name="ce15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4]" office:value-type="float" office:value="0" calcext:value-type="float">
            <text:p/>
          </table:table-cell>
          <table:table-cell table:style-name="ce13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5]" office:value-type="float" office:value="0" calcext:value-type="float">
            <text:p/>
          </table:table-cell>
          <table:table-cell table:style-name="ce13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6]" office:value-type="float" office:value="0" calcext:value-type="float">
            <text:p/>
          </table:table-cell>
          <table:table-cell table:style-name="ce13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7]" office:value-type="float" office:value="0" calcext:value-type="float">
            <text:p/>
          </table:table-cell>
          <table:table-cell table:style-name="ce13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8]" office:value-type="float" office:value="0" calcext:value-type="float">
            <text:p/>
          </table:table-cell>
          <table:table-cell table:style-name="ce13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9]" office:value-type="float" office:value="0" calcext:value-type="float">
            <text:p/>
          </table:table-cell>
          <table:table-cell table:style-name="ce13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0]" office:value-type="float" office:value="0" calcext:value-type="float">
            <text:p/>
          </table:table-cell>
          <table:table-cell table:style-name="ce13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1]" office:value-type="float" office:value="0" calcext:value-type="float">
            <text:p/>
          </table:table-cell>
          <table:table-cell table:style-name="ce13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2]" office:value-type="float" office:value="0" calcext:value-type="float">
            <text:p/>
          </table:table-cell>
          <table:table-cell table:style-name="ce13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3]" office:value-type="float" office:value="0" calcext:value-type="float">
            <text:p/>
          </table:table-cell>
          <table:table-cell table:style-name="ce13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4]" office:value-type="float" office:value="0" calcext:value-type="float">
            <text:p/>
          </table:table-cell>
          <table:table-cell table:style-name="ce13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5]" office:value-type="float" office:value="0" calcext:value-type="float">
            <text:p/>
          </table:table-cell>
          <table:table-cell table:style-name="ce13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6]" office:value-type="float" office:value="0" calcext:value-type="float">
            <text:p/>
          </table:table-cell>
          <table:table-cell table:style-name="ce13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7]" office:value-type="float" office:value="0" calcext:value-type="float">
            <text:p/>
          </table:table-cell>
          <table:table-cell table:style-name="ce13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8]" office:value-type="float" office:value="0" calcext:value-type="float">
            <text:p/>
          </table:table-cell>
          <table:table-cell table:style-name="ce13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9]" office:value-type="float" office:value="0" calcext:value-type="float">
            <text:p/>
          </table:table-cell>
          <table:table-cell table:style-name="ce13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6" office:value-type="string" calcext:value-type="string" table:number-columns-spanned="3" table:number-rows-spanned="1">
            <text:p>Previous Year's Financials</text:p>
          </table:table-cell>
          <table:covered-table-cell table:style-name="ce22"/>
          <table:covered-table-cell table:style-name="ce25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The first step to predicting the current year's expenses is to capture the previous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 office:value-type="string" calcext:value-type="string">
            <text:p>year's administrative expenses. This worksheet captures the previous years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 office:value-type="string" calcext:value-type="string">
            <text:p>administrative outflows.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 office:value-type="string" calcext:value-type="string">
            <text:p>When you start budgeting, your expenses might not have been audited and so these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 office:value-type="string" calcext:value-type="string">
            <text:p>expenses might not agree with the audited financial statements. You should select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 office:value-type="string" calcext:value-type="string">
            <text:p>“Yes” or “No” so that readers know whether these figures used for projecting the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 office:value-type="string" calcext:value-type="string">
            <text:p>current year's expenses are accurate.</text:p>
          </table:table-cell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7"/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8"/>
          <table:table-cell table:style-name="ce23"/>
          <table:table-cell table:style-name="ce26"/>
          <table:table-cell table:number-columns-repeated="6"/>
        </table:table-row>
        <table:table-row table:style-name="ro2">
          <table:table-cell table:style-name="ce19" office:value-type="string" calcext:value-type="string" table:number-columns-spanned="2" table:number-rows-spanned="1">
            <text:p>Have these figures been audited?</text:p>
          </table:table-cell>
          <table:covered-table-cell table:style-name="ce24"/>
          <table:table-cell table:style-name="ce27" table:content-validation-name="val1" office:value-type="string" calcext:value-type="string">
            <text:p>No</text:p>
          </table:table-cell>
          <table:table-cell table:number-columns-repeated="6"/>
        </table:table-row>
        <table:table-row table:style-name="ro2" table:number-rows-repeated="2">
          <table:table-cell table:style-name="ce18"/>
          <table:table-cell table:style-name="ce23"/>
          <table:table-cell table:style-name="ce26"/>
          <table:table-cell table:number-columns-repeated="6"/>
        </table:table-row>
        <table:table-row table:style-name="ro2"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Sub-category</text:p>
          </table:table-cell>
          <table:table-cell table:style-name="ce28"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21" office:value-type="string" calcext:value-type="string">
            <text:p>Repairs and Maintenance</text:p>
          </table:table-cell>
          <table:table-cell table:style-name="ce21"/>
          <table:table-cell table:style-name="ce29"/>
          <table:table-cell/>
          <table:table-cell table:style-name="ce30" table:formula="of:=IF(ISBLANK([.A15]); 0; SUM([.C15:.C$74])-SUM([.E16:.E$74]))" office:value-type="float" office:value="31" calcext:value-type="float">
            <text:p>R 31.00</text:p>
          </table:table-cell>
          <table:table-cell table:formula="of:=ROW([.F15])" office:value-type="float" office:value="15" calcext:value-type="float">
            <text:p>15</text:p>
          </table:table-cell>
          <table:table-cell table:formula="of:=ROW([.G15])" office:value-type="float" office:value="15" calcext:value-type="float">
            <text:p>15</text:p>
          </table:table-cell>
          <table:table-cell table:number-matrix-columns-spanned="1" table:number-matrix-rows-spanned="162" table:formula="of:=FREQUENCY([.G15:.G175];[.F15:.F175])" office:value-type="float" office:value="5" calcext:value-type="float">
            <text:p>5</text:p>
          </table:table-cell>
          <table:table-cell table:formula="of:=ROW([.I15])" office:value-type="float" office:value="15" calcext:value-type="float">
            <text:p>15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Foo1</text:p>
          </table:table-cell>
          <table:table-cell table:style-name="ce29" office:value-type="float" office:value="6" calcext:value-type="float">
            <text:p>R 6.00</text:p>
          </table:table-cell>
          <table:table-cell/>
          <table:table-cell table:style-name="ce30" table:formula="of:=IF(ISBLANK([.A16]); 0; SUM([.C16:.C$74])-SUM([.E17:.E$74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[.G15]+IF(ISBLANK([.A16]);0;1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15]+[.I15]" office:value-type="float" office:value="20" calcext:value-type="float">
            <text:p>20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Foo2</text:p>
          </table:table-cell>
          <table:table-cell table:style-name="ce29" office:value-type="float" office:value="12" calcext:value-type="float">
            <text:p>R 12.00</text:p>
          </table:table-cell>
          <table:table-cell/>
          <table:table-cell table:style-name="ce30" table:formula="of:=IF(ISBLANK([.A17]); 0; SUM([.C17:.C$74])-SUM([.E18:.E$74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H16]+[.I16]" office:value-type="float" office:value="23" calcext:value-type="float">
            <text:p>23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Foo3</text:p>
          </table:table-cell>
          <table:table-cell table:style-name="ce29" office:value-type="float" office:value="13" calcext:value-type="float">
            <text:p>R 13.00</text:p>
          </table:table-cell>
          <table:table-cell/>
          <table:table-cell table:style-name="ce30" table:formula="of:=IF(ISBLANK([.A18]); 0; SUM([.C18:.C$74])-SUM([.E19:.E$74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formula="of:=[.H17]+[.I17]" office:value-type="float" office:value="75" calcext:value-type="float">
            <text:p>75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19]); 0; SUM([.C19:.C$74])-SUM([.E20:.E$74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76" calcext:value-type="float">
            <text:p>176</text:p>
          </table:table-cell>
        </table:table-row>
        <table:table-row table:style-name="ro3">
          <table:table-cell table:style-name="ce21" office:value-type="string" calcext:value-type="string">
            <text:p>Bar</text:p>
          </table:table-cell>
          <table:table-cell table:style-name="ce21"/>
          <table:table-cell table:style-name="ce29"/>
          <table:table-cell/>
          <table:table-cell table:style-name="ce30" table:formula="of:=IF(ISBLANK([.A20]); 0; SUM([.C20:.C$74])-SUM([.E21:.E$74]))" office:value-type="float" office:value="5" calcext:value-type="float">
            <text:p>R 5.00</text:p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76" calcext:value-type="float">
            <text:p>176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Bar1</text:p>
          </table:table-cell>
          <table:table-cell table:style-name="ce29" office:value-type="float" office:value="5" calcext:value-type="float">
            <text:p>R 5.00</text:p>
          </table:table-cell>
          <table:table-cell/>
          <table:table-cell table:style-name="ce30" table:formula="of:=IF(ISBLANK([.A21]); 0; SUM([.C21:.C$74])-SUM([.E22:.E$74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22]); 0; SUM([.C22:.C$74])-SUM([.E23:.E$74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76" calcext:value-type="float">
            <text:p>176</text:p>
          </table:table-cell>
        </table:table-row>
        <table:table-row table:style-name="ro3">
          <table:table-cell table:style-name="ce21" office:value-type="string" calcext:value-type="string">
            <text:p>Baz</text:p>
          </table:table-cell>
          <table:table-cell table:style-name="ce21"/>
          <table:table-cell table:style-name="ce29"/>
          <table:table-cell/>
          <table:table-cell table:style-name="ce30" table:formula="of:=IF(ISBLANK([.A23]); 0; SUM([.C23:.C$74])-SUM([.E24:.E$74]))" office:value-type="float" office:value="222" calcext:value-type="float">
            <text:p>R 222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76" calcext:value-type="float">
            <text:p>176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Baz1</text:p>
          </table:table-cell>
          <table:table-cell table:style-name="ce29" office:value-type="float" office:value="9" calcext:value-type="float">
            <text:p>R 9.00</text:p>
          </table:table-cell>
          <table:table-cell/>
          <table:table-cell table:style-name="ce30" table:formula="of:=IF(ISBLANK([.A24]); 0; SUM([.C24:.C$74])-SUM([.E25:.E$74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76" calcext:value-type="float">
            <text:p>176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Baz2</text:p>
          </table:table-cell>
          <table:table-cell table:style-name="ce29" office:value-type="float" office:value="45" calcext:value-type="float">
            <text:p>R 45.00</text:p>
          </table:table-cell>
          <table:table-cell/>
          <table:table-cell table:style-name="ce30" table:formula="of:=IF(ISBLANK([.A25]); 0; SUM([.C25:.C$74])-SUM([.E26:.E$74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76" calcext:value-type="float">
            <text:p>176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Baz3</text:p>
          </table:table-cell>
          <table:table-cell table:style-name="ce29" office:value-type="float" office:value="123" calcext:value-type="float">
            <text:p>R 123.00</text:p>
          </table:table-cell>
          <table:table-cell/>
          <table:table-cell table:style-name="ce30" table:formula="of:=IF(ISBLANK([.A26]); 0; SUM([.C26:.C$74])-SUM([.E27:.E$74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76" calcext:value-type="float">
            <text:p>176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Baz4</text:p>
          </table:table-cell>
          <table:table-cell table:style-name="ce29" office:value-type="float" office:value="1" calcext:value-type="float">
            <text:p>R 1.00</text:p>
          </table:table-cell>
          <table:table-cell/>
          <table:table-cell table:style-name="ce30" table:formula="of:=IF(ISBLANK([.A27]); 0; SUM([.C27:.C$74])-SUM([.E28:.E$74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76" calcext:value-type="float">
            <text:p>176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Baz5</text:p>
          </table:table-cell>
          <table:table-cell table:style-name="ce29" office:value-type="float" office:value="44" calcext:value-type="float">
            <text:p>R 44.00</text:p>
          </table:table-cell>
          <table:table-cell/>
          <table:table-cell table:style-name="ce30" table:formula="of:=IF(ISBLANK([.A28]); 0; SUM([.C28:.C$74])-SUM([.E29:.E$74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29]); 0; SUM([.C29:.C$74])-SUM([.E30:.E$74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0]); 0; SUM([.C30:.C$74])-SUM([.E31:.E$74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1]); 0; SUM([.C31:.C$74])-SUM([.E32:.E$74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2]); 0; SUM([.C32:.C$74])-SUM([.E33:.E$74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3]); 0; SUM([.C33:.C$74])-SUM([.E34:.E$74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4]); 0; SUM([.C34:.C$74])-SUM([.E35:.E$74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5]); 0; SUM([.C35:.C$74])-SUM([.E36:.E$74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6]); 0; SUM([.C36:.C$74])-SUM([.E37:.E$74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7]); 0; SUM([.C37:.C$74])-SUM([.E38:.E$74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8]); 0; SUM([.C38:.C$74])-SUM([.E39:.E$74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39]); 0; SUM([.C39:.C$74])-SUM([.E40:.E$74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0]); 0; SUM([.C40:.C$74])-SUM([.E41:.E$74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1]); 0; SUM([.C41:.C$74])-SUM([.E42:.E$74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2]); 0; SUM([.C42:.C$74])-SUM([.E43:.E$74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3]); 0; SUM([.C43:.C$74])-SUM([.E44:.E$74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4]); 0; SUM([.C44:.C$74])-SUM([.E45:.E$74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5]); 0; SUM([.C45:.C$74])-SUM([.E46:.E$74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6]); 0; SUM([.C46:.C$74])-SUM([.E47:.E$74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7]); 0; SUM([.C47:.C$74])-SUM([.E48:.E$74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8]); 0; SUM([.C48:.C$74])-SUM([.E49:.E$74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49]); 0; SUM([.C49:.C$74])-SUM([.E50:.E$74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0]); 0; SUM([.C50:.C$74])-SUM([.E51:.E$74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1]); 0; SUM([.C51:.C$74])-SUM([.E52:.E$74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2]); 0; SUM([.C52:.C$74])-SUM([.E53:.E$74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3]); 0; SUM([.C53:.C$74])-SUM([.E54:.E$74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4]); 0; SUM([.C54:.C$74])-SUM([.E55:.E$74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5]); 0; SUM([.C55:.C$74])-SUM([.E56:.E$74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6]); 0; SUM([.C56:.C$74])-SUM([.E57:.E$74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7]); 0; SUM([.C57:.C$74])-SUM([.E58:.E$74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8]); 0; SUM([.C58:.C$74])-SUM([.E59:.E$74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59]); 0; SUM([.C59:.C$74])-SUM([.E60:.E$74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0]); 0; SUM([.C60:.C$74])-SUM([.E61:.E$74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1]); 0; SUM([.C61:.C$74])-SUM([.E62:.E$74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2]); 0; SUM([.C62:.C$74])-SUM([.E63:.E$74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3]); 0; SUM([.C63:.C$74])-SUM([.E64:.E$74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4]); 0; SUM([.C64:.C$74])-SUM([.E65:.E$74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5]); 0; SUM([.C65:.C$74])-SUM([.E66:.E$74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6]); 0; SUM([.C66:.C$74])-SUM([.E67:.E$74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7]); 0; SUM([.C67:.C$74])-SUM([.E68:.E$74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8]); 0; SUM([.C68:.C$74])-SUM([.E69:.E$74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69]); 0; SUM([.C69:.C$74])-SUM([.E70:.E$74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70]); 0; SUM([.C70:.C$74])-SUM([.E71:.E$74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71]); 0; SUM([.C71:.C$74])-SUM([.E72:.E$74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72]); 0; SUM([.C72:.C$74])-SUM([.E73:.E$74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/>
          <table:table-cell/>
          <table:table-cell table:style-name="ce30" table:formula="of:=IF(ISBLANK([.A73]); 0; SUM([.C73:.C$74])-SUM([.E74:.E$74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76" calcext:value-type="float">
            <text:p>176</text:p>
          </table:table-cell>
        </table:table-row>
        <table:table-row table:style-name="ro3">
          <table:table-cell table:style-name="ce21" table:number-columns-repeated="2"/>
          <table:table-cell table:style-name="ce29" office:value-type="float" office:value="0" calcext:value-type="float">
            <text:p/>
          </table:table-cell>
          <table:table-cell/>
          <table:table-cell table:style-name="ce30" table:formula="of:=IF(ISBLANK([.A74]); 0; SUM([.C74:.C$74])-SUM([.E75:.E$74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76" calcext:value-type="float">
            <text:p>176</text:p>
          </table:table-cell>
        </table:table-row>
        <table:table-row table:style-name="ro3" table:visibility="collapse">
          <table:table-cell office:value-type="string" calcext:value-type="string">
            <text:p>Total</text:p>
          </table:table-cell>
          <table:table-cell/>
          <table:table-cell table:style-name="ce30" table:formula="of:=SUM([.C15:.C74])" office:value-type="float" office:value="258" calcext:value-type="float">
            <text:p>R 258.00</text:p>
          </table:table-cell>
          <table:table-cell/>
          <table:table-cell table:style-name="ce31" table:formula="of:=SUM([.E15:.E74])" office:value-type="currency" office:currency="ZAR" office:value="258" calcext:value-type="currency">
            <text:p>R 258.00</text:p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2"/>
          <table:table-cell table:style-name="ce30"/>
          <table:table-cell table:number-columns-repeated="2"/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76" calcext:value-type="float">
            <text:p>176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4:10:36.990377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14:30:54.032215415</dc:date>
    <meta:editing-duration>PT5H19M35S</meta:editing-duration>
    <meta:editing-cycles>15</meta:editing-cycles>
    <meta:generator>LibreOffice/5.0.6.2$Linux_X86_64 LibreOffice_project/00$Build-2</meta:generator>
    <meta:document-statistic meta:table-count="4" meta:cell-count="1397" meta:object-count="0"/>
  </office:meta>
</office:document-meta>
</file>